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8" style:family="presentation" style:parent-style-name="Blue_5f_Curve1_5f_-outline1">
      <style:graphic-properties fo:min-height="5.576cm"/>
      <style:paragraph-properties style:writing-mode="lr-tb"/>
    </style:style>
    <style:style style:name="pr9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style:text-position="0% 100%" style:font-name="Liberation Sans1" style:font-name-asian="Liberation Sans1" style:font-name-complex="Liberation Sans1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nking Tasks: Scientific No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 weight: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A. 1 Kg of Feathers</text:p>
              </text:list-item>
              <text:list-item>
                <text:p>B. 1 Kg of Iron</text:p>
              </text:list-item>
              <text:list-item>
                <text:p>C. 1 Ton of Feathers</text:p>
              </text:list-item>
              <text:list-item>
                <text:p>D. 1 Ton of Iron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. 1</text:p>
              </text:list-item>
              <text:list-item>
                <text:p text:style-name="P1">B. 3400</text:p>
              </text:list-item>
              <text:list-item>
                <text:p text:style-name="P3"><text:span text:style-name="T1">C. -5200</text:span></text:p>
              </text:list-item>
              <text:list-item>
                <text:p text:style-name="P3">D. 0.000015</text:p>
              </text:list-item>
              <text:list-item>
                <text:p text:style-name="P3">E. -0.000034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. 3x10<text:span text:style-name="T2">8</text:span></text:p>
              </text:list-item>
              <text:list-item>
                <text:p text:style-name="P1">B. -3x10<text:span text:style-name="T2">8</text:span></text:p>
              </text:list-item>
              <text:list-item>
                <text:p text:style-name="P3"><text:span text:style-name="T1">C. 3x10</text:span><text:span text:style-name="T2">-8</text:span></text:p>
              </text:list-item>
              <text:list-item>
                <text:p text:style-name="P3">D. -3x10<text:span text:style-name="T2">-8</text:span>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. 300000000</text:p>
              </text:list-item>
              <text:list-item>
                <text:p text:style-name="P1">B. 1</text:p>
              </text:list-item>
              <text:list-item>
                <text:p text:style-name="P3"><text:span text:style-name="T1">C. 3x10</text:span><text:span text:style-name="T2">-8</text:span></text:p>
              </text:list-item>
              <text:list-item>
                <text:p text:style-name="P3">D. -0.0000004</text:p>
              </text:list-item>
              <text:list-item>
                <text:p text:style-name="P3">E. 4x10<text:span text:style-name="T2">7</text:span></text:p>
              </text:list-item>
              <text:list-item>
                <text:p text:style-name="P3">F. -7x10<text:span text:style-name="T2">4</text:span>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. 3 Gm</text:p>
              </text:list-item>
              <text:list-item>
                <text:p text:style-name="P1">B. 3 mm</text:p>
              </text:list-item>
              <text:list-item>
                <text:p text:style-name="P3"><text:span text:style-name="T1">C. 3 </text:span><text:span text:style-name="T3">µ</text:span><text:span text:style-name="T1">m</text:span></text:p>
              </text:list-item>
              <text:list-item>
                <text:p text:style-name="P3">D. 3 nm</text:p>
              </text:list-item>
              <text:list-item>
                <text:p text:style-name="P3">E. 3 Mm</text:p>
              </text:list-item>
              <text:list-item>
                <text:p text:style-name="P3">F. 3 km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. (3x10<text:span text:style-name="T2">8</text:span>)(3x10<text:span text:style-name="T2">8</text:span>)</text:p>
              </text:list-item>
              <text:list-item>
                <text:p text:style-name="P3">B. (3x10<text:span text:style-name="T2">8</text:span>)(3x10<text:span text:style-name="T2">-8</text:span>)</text:p>
              </text:list-item>
              <text:list-item>
                <text:p text:style-name="P1">C. (3x10<text:span text:style-name="T2">8</text:span>)/(3x10<text:span text:style-name="T2">8</text:span>)</text:p>
              </text:list-item>
              <text:list-item>
                <text:p text:style-name="P3"><text:span text:style-name="T1">D. (3x10</text:span><text:span text:style-name="T2">-8</text:span><text:span text:style-name="T1">)</text:span><text:span text:style-name="T2">2</text:span></text:p>
              </text:list-item>
              <text:list-item>
                <text:p text:style-name="P3"><text:span text:style-name="T4">E. </text:span>(3x10<text:span text:style-name="T2">-8</text:span>)/(3x10<text:span text:style-name="T2">8</text:span>)</text:p>
              </text:list-item>
              <text:list-item>
                <text:p text:style-name="P3"><text:span text:style-name="T4">F. </text:span>(3x10<text:span text:style-name="T2">8</text:span>)/(3x10<text:span text:style-name="T2">-8</text:span>)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4M13S</meta:editing-duration>
    <meta:editing-cycles>11</meta:editing-cycles>
    <meta:generator>LibreOffice/7.0.6.2$Linux_X86_64 LibreOffice_project/00$Build-2</meta:generator>
    <dc:title>Blue Curve</dc:title>
    <dc:date>2023-08-02T08:04:19.113465339</dc:date>
    <meta:document-statistic meta:object-count="75"/>
  </office:meta>
</office:document-meta>
</file>